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s/>1 SET<text:tab/>2</text:p>
          <text:p text:style-name="P4"><text:s/>1.1 Definition<text:tab/>2</text:p>
          <text:p text:style-name="P4"><text:s/>1.2 Examples<text:tab/>3</text:p>
          <text:p text:style-name="P3"><text:s/>2 TASK<text:tab/>5</text:p>
          <text:p text:style-name="P4"><text:s/>2.1 Constructor<text:tab/>5</text:p>
          <text:p text:style-name="P4"><text:s/>2.2 Examples<text:tab/>6</text:p>
          <text:p text:style-name="P3"><text:s/>3 AREA<text:tab/>7</text:p>
          <text:p text:style-name="P4"><text:s/>3.1 Constructors<text:tab/>7</text:p>
          <text:p text:style-name="P4"><text:s/>3.2 Display modes<text:tab/>7</text:p>
          <text:p text:style-name="P4"><text:s/>3.3 Examples<text:tab/>7</text:p>
          <text:p text:style-name="P3"><text:s/>4 FILTER<text:tab/>8</text:p>
          <text:p text:style-name="P4"><text:s/>4.1 Constructors<text:tab/>8</text:p>
          <text:p text:style-name="P4"><text:s/>4.2 Examples<text:tab/>9</text:p>
          <text:p text:style-name="P3"><text:s/>5 POINT<text:tab/>10</text:p>
          <text:p text:style-name="P4"><text:s/>5.1 Static point (S) constructors<text:tab/>10</text:p>
          <text:p text:style-name="P4"><text:s/>5.2 Point from a list (L) constructors<text:tab/>10</text:p>
          <text:p text:style-name="P4"><text:s/>5.3 Logger mark (M) constructors<text:tab/>11</text:p>
          <text:p text:style-name="P4"><text:s/>5.4 Track point (T) constructors<text:tab/>11</text:p>
          <text:p text:style-name="P4"><text:s/>5.5 Display modes<text:tab/>13</text:p>
          <text:p text:style-name="P4"><text:s/>5.6 Examples<text:tab/>14</text:p>
          <text:p text:style-name="P3"><text:s/>6 RESULT<text:tab/>15</text:p>
          <text:p text:style-name="P4"><text:s/>6.1 Constructors<text:tab/>15</text:p>
          <text:p text:style-name="P4"><text:s/>6.2 Examples<text:tab/>16</text:p>
          <text:p text:style-name="P3"><text:s/>7 Full task examples<text:tab/>17</text:p>
          <text:p text:style-name="P4"><text:s/>7.1 Judge Declared Goal (nearest track point)<text:tab/>17</text:p>
          <text:p text:style-name="P4"><text:s/>7.2 Hesitation Waltz (logger marker drop)<text:tab/>17</text:p>
          <text:p text:style-name="P4"><text:s/>7.3 Gordon Bennet Memorial (logger marker drop)<text:tab/>17</text:p>
          <text:p text:style-name="P4"><text:s/>7.4 Maximum Distance Double Drop (first in / last out)<text:tab/>18</text:p>
          <text:p text:style-name="P3"><text:s/>8 IDEAS<text:tab/>19</text:p>
        </text:index-body>
      </text:table-of-content>
      <text:h text:style-name="Heading_20_1" text:outline-level="1">SET</text:h>
      <text:p text:style-name="Preformatted_20_Text">set &lt;key&gt; = &lt;value&gt;[, &lt;value&gt;...]</text:p>
      <text:p text:style-name="Text_20_body">Allows to set different options.</text:p>
      <text:h text:style-name="Heading_20_2" text:outline-level="2">Definition</text:h>
      <text:h text:style-name="Heading_20_3" text:outline-level="3">Key DATE: flight dat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MAP</text:h>
      <text:p text:style-name="Preformatted_20_Text">set MAP = &lt;fileName&gt; | BLANK</text:p>
      <text:p text:style-name="Text_20_body">Sets the map image. </text:p>
      <text:p text:style-name="List_20_Contents">BLANK loads a blank map</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Key DATUM</text:h>
      <text:p text:style-name="Preformatted_20_Text">set DATUM = &lt;datumName&gt;</text:p>
      <text:p text:style-name="Text_20_body">Sets the default datum.</text:p>
      <text:p text:style-name="List_20_Contents">&lt;datumName&gt; is the datum name</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TASKORDER</text:h>
      <text:p text:style-name="Preformatted_20_Text">set TASKORDER = &lt;type&gt;</text:p>
      <text:p text:style-name="Text_20_body"><text:soft-page-break/>Sets the task completion order.</text:p>
      <text:p text:style-name="List_20_Contents">&lt;type&gt; is BYORDER or FREE</text:p>
      <text:h text:style-name="Heading_20_2" text:outline-level="2">Examples</text:h>
      <text:p text:style-name="Preformatted_20_Text">set DATETIME = 2010/09/19, AM<text:line-break/>set DATUM = European 1950<text:line-break/>set QNH = 1013</text:p>
      <text:h text:style-name="Heading_20_1" text:outline-level="1" text:is-list-header="true"/>
      <text:h text:style-name="Heading_20_1" text:outline-level="1">TASK</text:h>
      <text:h text:style-name="Heading_20_2" text:outline-level="2">Constructor</text:h>
      <text:p text:style-name="Preformatted_20_Text">TASK &lt;taskName&gt; = &lt;taskType&gt;()</text:p>
      <text:p text:style-name="List_20_Contents">&lt;taskType&gt; is one of the AXMER allowed task type.</text:p>
      <text:h text:style-name="Heading_20_3" text:outline-level="3">PDG - Pilot Declared Goal</text:h>
      <text:p text:style-name="Preformatted_20_Text">PDG()</text:p>
      <text:h text:style-name="Heading_20_3" text:outline-level="3">JDG - Judge Declared Goal</text:h>
      <text:p text:style-name="Preformatted_20_Text">JDG()</text:p>
      <text:h text:style-name="Heading_20_3" text:outline-level="3">HWZ - Hesitation Waltz</text:h>
      <text:p text:style-name="Preformatted_20_Text">HWZ()</text:p>
      <text:h text:style-name="Heading_20_3" text:outline-level="3">FIN - Fly In</text:h>
      <text:p text:style-name="Preformatted_20_Text">FIN()</text:p>
      <text:h text:style-name="Heading_20_3" text:outline-level="3">FON - Fly On</text:h>
      <text:p text:style-name="Preformatted_20_Text">FON()</text:p>
      <text:h text:style-name="Heading_20_3" text:outline-level="3">HNH - Hare And Hounds</text:h>
      <text:p text:style-name="Preformatted_20_Text">HNH()</text:p>
      <text:h text:style-name="Heading_20_3" text:outline-level="3">WSD - Watership Down</text:h>
      <text:p text:style-name="Preformatted_20_Text">WSD()</text:p>
      <text:h text:style-name="Heading_20_3" text:outline-level="3">GBM - Gordon Bennett Memorial</text:h>
      <text:p text:style-name="Preformatted_20_Text">GBM()</text:p>
      <text:h text:style-name="Heading_20_3" text:outline-level="3">CRT - Calculated Rate Of Approach</text:h>
      <text:p text:style-name="Preformatted_20_Text">CRT()</text:p>
      <text:h text:style-name="Heading_20_3" text:outline-level="3">RTA - Race To An Area</text:h>
      <text:p text:style-name="Preformatted_20_Text">RTA()</text:p>
      <text:h text:style-name="Heading_20_3" text:outline-level="3"><text:soft-page-break/>ELB - Elbow</text:h>
      <text:p text:style-name="Preformatted_20_Text">ELB()</text:p>
      <text:h text:style-name="Heading_20_3" text:outline-level="3">LRN - Land Run</text:h>
      <text:p text:style-name="Preformatted_20_Text">LRN()</text:p>
      <text:h text:style-name="Heading_20_3" text:outline-level="3">MDT - Minimum Distance</text:h>
      <text:p text:style-name="Preformatted_20_Text">MDT()</text:p>
      <text:h text:style-name="Heading_20_3" text:outline-level="3">SFL - Shortest Flight</text:h>
      <text:p text:style-name="Preformatted_20_Text">SFL()</text:p>
      <text:h text:style-name="Heading_20_3" text:outline-level="3">MDD - Minimum Distance Double Drop</text:h>
      <text:p text:style-name="Preformatted_20_Text">MDD()</text:p>
      <text:h text:style-name="Heading_20_3" text:outline-level="3">XDT - Maximum Distance Time</text:h>
      <text:p text:style-name="Preformatted_20_Text">XDT()</text:p>
      <text:h text:style-name="Heading_20_3" text:outline-level="3">XDI - Maximum Distance</text:h>
      <text:p text:style-name="Preformatted_20_Text">XDI()</text:p>
      <text:h text:style-name="Heading_20_3" text:outline-level="3">XDD - Maximum Distance Double Drop</text:h>
      <text:p text:style-name="Preformatted_20_Text">XDD()</text:p>
      <text:h text:style-name="Heading_20_3" text:outline-level="3">ANG - Angle</text:h>
      <text:p text:style-name="Preformatted_20_Text">ANG()</text:p>
      <text:h text:style-name="Heading_20_3" text:outline-level="3">3DT - 3D Shape Task</text:h>
      <text:p text:style-name="Preformatted_20_Text">3DT()</text:p>
      <text:h text:style-name="Heading_20_2" text:outline-level="2">Examples</text:h>
      <text:p text:style-name="Preformatted_20_Text">TASK Task3HWZ = HWZ()<text:line-break/>TASK Task2 = JDG()</text:p>
      <text:h text:style-name="Heading_20_1" text:outline-level="1">AREA</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text:p>
      <text:p text:style-name="List_20_Contents">&lt;center&gt; is a point name used as the circle center</text:p>
      <text:p text:style-name="List_20_Contents">&lt;radius&gt; is the circle radius</text:p>
      <text:h text:style-name="Heading_20_3" text:outline-level="3">Type POLY: Polygonal area</text:h>
      <text:p text:style-name="Preformatted_20_Text">POLY(&lt;fileName&gt;)</text:p>
      <text:p text:style-name="List_20_Contents">&lt;fileName&gt; is the name of a track file containing the polygon (trk, igc)</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IRCLE(P10, 100) DEFAULT(green)<text:line-break/>area Area2 = POLY(area2.trk) <text:line-break/>area Area3 = CIRCLE(P10, 500) NONE()</text:p>
      <text:h text:style-name="Heading_20_1" text:outline-level="1">FILTER</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ext:h>
      <text:p text:style-name="Preformatted_20_Text">BEFORE(&lt;time&gt; | &lt;pointName&gt;)</text:p>
      <text:p text:style-name="Text_20_body">Selects all the track points earlier than specified time or point.</text:p>
      <text:p text:style-name="List_20_Contents">&lt;time&gt; desired time in hh:mm:ss</text:p>
      <text:p text:style-name="List_20_Contents">&lt;pointName&gt; is the name of a previously defined point</text:p>
      <text:h text:style-name="Heading_20_3" text:outline-level="3">AFTER</text:h>
      <text:p text:style-name="Preformatted_20_Text">AFTER(&lt;time&gt; | &lt;pointName&gt;)</text:p>
      <text:p text:style-name="Text_20_body">Selects all the track points later than specified time or point.</text:p>
      <text:p text:style-name="List_20_Contents">&lt;time&gt; desired time in hh:mm:ss</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text:soft-page-break/>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filters for the current task. Previous computations are not affected.</text:p>
      <text:h text:style-name="Heading_20_2" text:outline-level="2">Examples</text:h>
      <text:p text:style-name="Preformatted_20_Text">FILTER InArea = INSIDE(GBMArea)<text:line-break/>FILTER Before10:00 = BEFORE(10:00:00)</text:p>
      <text:h text:style-name="Heading_20_1" text:outline-level="1">POINT</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utmZone&gt;, &lt;easting&gt;, &lt;northing&gt;, &lt;altitude&gt;</text:p>
      <text:p text:style-name="Text_20_body">Returns a statically defined point using UTM coordinates in the default datum.</text:p>
      <text:p text:style-name="List_20_Contents">&lt;utmZone&gt; is the three character UTM zone designator</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 in format hh:mm:ss</text:p>
      <text:p text:style-name="List_20_Contents">&lt;maxTime&gt; declaration upper time limit in format hh:mm:ss</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NP: nearest to point</text:h>
      <text:p text:style-name="Preformatted_20_Text">TNP(&lt;pointName&gt;)</text:p>
      <text:p text:style-name="Text_20_body"><text:soft-page-break/>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in format hh:mm:ss.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in format hh:mm:ss.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ext:soft-page-break/>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text:soft-page-break/>Mode CROSSHAIR</text:h>
      <text:p text:style-name="Preformatted_20_Text">CROSSSHAIR([&lt;color&gt;])</text:p>
      <text:p text:style-name="Text_20_body">Displays a crosshair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1&gt;, &lt;pointName2&gt;)</text:p>
      <text:p text:style-name="Text_20_body">Computes the projected distance (in 2D) between two points.</text:p>
      <text:h text:style-name="Heading_20_3" text:outline-level="3">Type D3D: distance in 3D</text:h>
      <text:p text:style-name="Preformatted_20_Text">D3D(&lt;pointName1&gt;, &lt;pointName2&gt;)</text:p>
      <text:p text:style-name="Text_20_body">Computes the distance in 3D between two points.</text:p>
      <text:h text:style-name="Heading_20_3" text:outline-level="3">Type DRAD: relative altitude dependent distance</text:h>
      <text:p text:style-name="Preformatted_20_Text">DRAD(&lt;pointName1&gt;, &lt;pointName2&gt;, &lt;threshold&gt;)</text:p>
      <text:p text:style-name="Text_20_body">Computes the distance between two points. If the altitude difference between the two is less than the specified threshold (in feet), 2D distance will be computed. Otherwise, 3D distance is used.</text:p>
      <text:h text:style-name="Heading_20_3" text:outline-level="3">Type DACC: accumulated distance</text:h>
      <text:p text:style-name="Preformatted_20_Text">DACC(&lt;pointName1&gt;, &lt;pointName2&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1&gt;, &lt;pointName2&gt;)</text:p>
      <text:p text:style-name="Text_20_body">Computes the time elapsed in seconds between the two points.</text:p>
      <text:h text:style-name="Heading_20_3" text:outline-level="3">Type TMIN: time in minutes</text:h>
      <text:p text:style-name="Preformatted_20_Text">TMIN(&lt;pointName1&gt;, &lt;pointName2&gt;)</text:p>
      <text:p text:style-name="Text_20_body">Computes the time elapsed in minutes between the two points.</text:p>
      <text:h text:style-name="Heading_20_3" text:outline-level="3">Type ATRI: area of triangle</text:h>
      <text:p text:style-name="Preformatted_20_Text">ATRI(&lt;pointName1&gt;, &lt;pointName2&gt;, &lt;pointName3&gt;)</text:p>
      <text:p text:style-name="Text_20_body"><text:soft-page-break/>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N(&lt;pointNameA&gt;, &lt;pointNameB&gt;)</text:p>
      <text:p text:style-name="Text_20_body">Computes the angle between the line AB and a set direction.</text:p>
      <text:h text:style-name="Heading_20_2" text:outline-level="2">Examples</text:h>
      <text:p text:style-name="Preformatted_20_Text">RESULT Task3Result=DRAD(Task3Marker,Task3Target,500)</text:p>
      <text:h text:style-name="Heading_20_1" text:outline-level="1">Full task examples</text:h>
      <text:h text:style-name="Heading_20_2" text:outline-level="2">Judge Declared Goal (nearest track point)</text:h>
      <text:p text:style-name="P2">TASK Task02JDG = JDG()<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 Memorial (logger marker drop)</text:h>
      <text:p text:style-name="Preformatted_20_Text">TASK Task1=GBM()<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0-10-28T20:35:12.59</dc:date>
    <meta:editing-duration>PT11H43M46S</meta:editing-duration>
    <meta:editing-cycles>79</meta:editing-cycles>
    <meta:generator>OpenOffice.org/3.2$Win32 OpenOffice.org_project/320m18$Build-9502</meta:generator>
    <meta:document-statistic meta:table-count="0" meta:image-count="0" meta:object-count="0" meta:page-count="19" meta:paragraph-count="338" meta:word-count="2301" meta:character-count="14940"/>
  </office:meta>
</office:document-meta>
</file>